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Tahoma1" svg:font-family="Tahoma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3.653cm" table:align="left"/>
    </style:style>
    <style:style style:name="Tabelle1.A" style:family="table-column">
      <style:table-column-properties style:column-width="3.863cm"/>
    </style:style>
    <style:style style:name="Tabelle1.B" style:family="table-column">
      <style:table-column-properties style:column-width="4.18cm"/>
    </style:style>
    <style:style style:name="Tabelle1.C" style:family="table-column">
      <style:table-column-properties style:column-width="5.609cm"/>
    </style:style>
    <style:style style:name="Tabelle1.A1" style:family="table-cell">
      <style:table-cell-properties style:border-line-width-bottom="0.018cm 0.018cm 0.018cm" fo:padding-left="0cm" fo:padding-right="0cm" fo:padding-top="0cm" fo:padding-bottom="0.049cm" fo:border-left="none" fo:border-right="none" fo:border-top="none" fo:border-bottom="1.5pt double #bfbfbf"/>
    </style:style>
    <style:style style:name="Tabelle1.A2" style:family="table-cell">
      <style:table-cell-properties style:vertical-align="middle" fo:padding-left="0cm" fo:padding-right="0.049cm" fo:padding-top="0cm" fo:padding-bottom="0.049cm" fo:border-left="none" fo:border-right="1pt solid #bfbfbf" fo:border-top="none" fo:border-bottom="1pt solid #bfbfbf"/>
    </style:style>
    <style:style style:name="Tabelle1.B2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bfbfbf"/>
    </style:style>
    <style:style style:name="Tabelle1.A8" style:family="table-cell">
      <style:table-cell-properties style:vertical-align="middle" fo:padding-left="0cm" fo:padding-right="0.049cm" fo:padding-top="0cm" fo:padding-bottom="0.049cm" fo:border-left="none" fo:border-right="1pt solid #bfbfbf" fo:border-top="none" fo:border-bottom="1pt solid #000000"/>
    </style:style>
    <style:style style:name="Tabelle1.B9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P1" style:family="paragraph" style:parent-style-name="Text_20_body">
      <style:paragraph-properties fo:line-height="120%"/>
    </style:style>
    <style:style style:name="P2" style:family="paragraph" style:parent-style-name="Text_20_body">
      <style:text-properties officeooo:rsid="000efd6b" officeooo:paragraph-rsid="000efd6b" loext:padding-left="0cm" loext:padding-right="0cm" loext:padding-top="0cm" loext:padding-bottom="0.049cm" loext:border-left="none" loext:border-right="none" loext:border-top="none" loext:border-bottom="0.99pt solid #000000"/>
    </style:style>
    <style:style style:name="P3" style:family="paragraph" style:parent-style-name="Text_20_body">
      <style:text-properties fo:language="en" fo:country="GB" fo:font-style="italic" officeooo:rsid="0013aa17" officeooo:paragraph-rsid="0013aa17"/>
    </style:style>
    <style:style style:name="P4" style:family="paragraph" style:parent-style-name="Standard">
      <style:text-properties officeooo:rsid="00071598" officeooo:paragraph-rsid="00071598"/>
    </style:style>
    <style:style style:name="P5" style:family="paragraph" style:parent-style-name="Standard">
      <style:text-properties officeooo:rsid="000914d0" officeooo:paragraph-rsid="000914d0"/>
    </style:style>
    <style:style style:name="P6" style:family="paragraph" style:parent-style-name="Standard">
      <style:text-properties officeooo:rsid="000914d0" officeooo:paragraph-rsid="000efd6b"/>
    </style:style>
    <style:style style:name="P7" style:family="paragraph" style:parent-style-name="Standard">
      <style:text-properties officeooo:rsid="000914d0" officeooo:paragraph-rsid="0013aa17"/>
    </style:style>
    <style:style style:name="P8" style:family="paragraph" style:parent-style-name="Standard">
      <style:text-properties officeooo:rsid="000a5981" officeooo:paragraph-rsid="000a5981"/>
    </style:style>
    <style:style style:name="P9" style:family="paragraph" style:parent-style-name="Standard">
      <style:text-properties officeooo:rsid="000c4099" officeooo:paragraph-rsid="000c4099"/>
    </style:style>
    <style:style style:name="P10" style:family="paragraph" style:parent-style-name="Standard">
      <style:text-properties officeooo:rsid="000dfee9" officeooo:paragraph-rsid="000dfee9"/>
    </style:style>
    <style:style style:name="P11" style:family="paragraph" style:parent-style-name="Standard">
      <style:text-properties officeooo:rsid="000dfee9" officeooo:paragraph-rsid="0013aa17"/>
    </style:style>
    <style:style style:name="P12" style:family="paragraph" style:parent-style-name="Standard">
      <style:text-properties officeooo:paragraph-rsid="000dfee9"/>
    </style:style>
    <style:style style:name="P13" style:family="paragraph" style:parent-style-name="Standard">
      <style:text-properties fo:font-weight="bold" officeooo:rsid="00071598" officeooo:paragraph-rsid="00071598" style:font-weight-asian="bold" style:font-weight-complex="bold"/>
    </style:style>
    <style:style style:name="P14" style:family="paragraph" style:parent-style-name="Standard">
      <style:text-properties fo:font-weight="bold" officeooo:rsid="000914d0" officeooo:paragraph-rsid="000914d0" style:font-weight-asian="bold" style:font-weight-complex="bold"/>
    </style:style>
    <style:style style:name="P15" style:family="paragraph" style:parent-style-name="Standard">
      <style:text-properties officeooo:rsid="000efd6b" officeooo:paragraph-rsid="000efd6b"/>
    </style:style>
    <style:style style:name="P16" style:family="paragraph" style:parent-style-name="Standard">
      <style:text-properties officeooo:rsid="00105874" officeooo:paragraph-rsid="00105874"/>
    </style:style>
    <style:style style:name="P17" style:family="paragraph" style:parent-style-name="Standard">
      <style:text-properties officeooo:rsid="001247e6" officeooo:paragraph-rsid="001247e6"/>
    </style:style>
    <style:style style:name="P18" style:family="paragraph" style:parent-style-name="Standard">
      <style:text-properties officeooo:rsid="0013aa17" officeooo:paragraph-rsid="0013aa17"/>
    </style:style>
    <style:style style:name="P19" style:family="paragraph" style:parent-style-name="Standard">
      <style:text-properties officeooo:rsid="001501b7" officeooo:paragraph-rsid="001501b7"/>
    </style:style>
    <style:style style:name="P20" style:family="paragraph" style:parent-style-name="Standard">
      <style:text-properties officeooo:rsid="001501b7" officeooo:paragraph-rsid="00159a88"/>
    </style:style>
    <style:style style:name="P21" style:family="paragraph" style:parent-style-name="Standard">
      <style:text-properties style:text-underline-style="solid" style:text-underline-width="auto" style:text-underline-color="font-color" officeooo:rsid="001501b7" officeooo:paragraph-rsid="001501b7"/>
    </style:style>
    <style:style style:name="P22" style:family="paragraph" style:parent-style-name="Standard">
      <style:text-properties style:text-underline-style="solid" style:text-underline-width="auto" style:text-underline-color="font-color" officeooo:rsid="001501b7" officeooo:paragraph-rsid="00159a88"/>
    </style:style>
    <style:style style:name="P23" style:family="paragraph" style:parent-style-name="Standard">
      <style:text-properties style:text-underline-style="solid" style:text-underline-width="auto" style:text-underline-color="font-color" officeooo:rsid="00159a88" officeooo:paragraph-rsid="00159a88"/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able_20_Contents">
      <style:paragraph-properties fo:margin-top="0cm" fo:margin-bottom="0.499cm" loext:contextual-spacing="false"/>
    </style:style>
    <style:style style:name="P26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27" style:family="paragraph" style:parent-style-name="Table_20_Contents">
      <style:paragraph-properties fo:margin-top="0cm" fo:margin-bottom="0.499cm" loext:contextual-spacing="false"/>
      <style:text-properties fo:font-weight="bold" officeooo:rsid="00105874" officeooo:paragraph-rsid="00105874"/>
    </style:style>
    <style:style style:name="P28" style:family="paragraph" style:parent-style-name="Inhaltsverzeichnis">
      <style:text-properties officeooo:rsid="001247e6" officeooo:paragraph-rsid="001247e6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officeooo:rsid="001501b7"/>
    </style:style>
    <style:style style:name="T3" style:family="text">
      <style:text-properties style:font-name="Calibri" fo:font-size="10pt"/>
    </style:style>
    <style:style style:name="T4" style:family="text">
      <style:text-properties style:font-name="Calibri" fo:font-size="10pt" fo:font-style="italic"/>
    </style:style>
    <style:style style:name="T5" style:family="text">
      <style:text-properties style:font-name="Calibri" fo:font-size="10pt" fo:font-style="italic" officeooo:rsid="000914d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dfee9"/>
    </style:style>
    <style:style style:name="T9" style:family="text">
      <style:text-properties style:text-line-through-style="none" style:text-line-through-type="none" style:font-name="Calibri" fo:font-size="10pt" style:text-underline-style="none" style:text-blinking="false"/>
    </style:style>
    <style:style style:name="T10" style:family="text">
      <style:text-properties officeooo:rsid="00105874"/>
    </style:style>
    <style:style style:name="T11" style:family="text">
      <style:text-properties fo:color="#ff0000"/>
    </style:style>
    <style:style style:name="T12" style:family="text">
      <style:text-properties fo:color="#ff0000" style:font-name="Calibri" fo:font-size="10pt" fo:font-style="italic"/>
    </style:style>
    <style:style style:name="T13" style:family="text">
      <style:text-properties fo:color="#ff0000" style:font-name="Calibri" fo:font-size="10pt" fo:font-style="italic" officeooo:rsid="000914d0"/>
    </style:style>
    <style:style style:name="T14" style:family="text">
      <style:text-properties officeooo:rsid="001501b7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159a88"/>
    </style:style>
    <style:style style:name="T17" style:family="text">
      <style:text-properties officeooo:rsid="001708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a Package (als Charakterisierung des Objekttyps)</text:p>
      <text:p text:style-name="P4">Absolventenbefragung 2005 (Als Name des Data Package)</text:p>
      <text:p text:style-name="P4"/>
      <text:p text:style-name="P4">Insgesamt 5 <text:span text:style-name="T6">Tabs</text:span></text:p>
      <text:p text:style-name="P4"/>
      <text:p text:style-name="P4"/>
      <text:p text:style-name="P4"><text:span text:style-name="T6">Eckdaten</text:span> (<text:span text:style-name="T1">allgemeine Informationen</text:span>)</text:p>
      <text:p text:style-name="P5"/>
      <text:p text:style-name="P5">FDZ-ID: dp-abs2005</text:p>
      <text:p text:style-name="P8">Befragungsreihe: DZHW-Absolventenbefragung</text:p>
      <text:p text:style-name="P8">Erhebende Institution: Deutsches Znetrum für Hochschul- und Wissenschaftsforschung (DZHW)</text:p>
      <text:p text:style-name="P8">Finanzierung: Bundesministerium für Bildung und Forschung (BMBF)</text:p>
      <text:p text:style-name="P9">Zugangswege:<text:span text:style-name="T7"> Download-CUF, Download-SUF, Remote-Access, On-Site</text:span></text:p>
      <text:p text:style-name="P4"/>
      <text:p text:style-name="P4"/>
      <text:p text:style-name="P4"><text:span text:style-name="T6">Informationen zur Studie</text:span> (<text:span text:style-name="T1">inhaltliche Informationen</text:span>)</text:p>
      <text:p text:style-name="P5"/>
      <text:p text:style-name="P10">Grundgesamtheit:</text:p>
      <text:p text:style-name="P10"><text:span text:style-name="T3">Hochschulabsolvent(inn)en, die im Wintersemester 2004/05 oder im Sommersemester 2005 ihren ersten berufsqualifizierenden Studienabschluss an einer Hochschule im Gebiet der Bundesrepublik Deutschland erworben haben (mit Ausnahme der Absolvent(inn)en der Bundeswehr- und Verwaltungsfachhochschulen).</text:span> </text:p>
      <text:p text:style-name="P10"/>
      <text:p text:style-name="P10"><text:span text:style-name="T3">Stichprobenverfahren: Quotierte Klumpenstichprobe</text:span> </text:p>
      <text:p text:style-name="P10"/>
      <text:p text:style-name="P12"><text:span text:style-name="T8">Erhebungsmethode: </text:span><text:a xlink:type="simple" xlink:href="https://www.google.de/search?q=Standardisiert&amp;spell=1&amp;sa=X&amp;ved=0ahUKEwiTk9W1jNLLAhUhA3MKHXpnAQUQvwUIGigA" text:style-name="Internet_20_link" text:visited-style-name="Visited_20_Internet_20_Link"><text:span text:style-name="T9">Standardisiert</text:span></text:a><text:span text:style-name="T3">e postalische Befragung</text:span> </text:p>
      <text:p text:style-name="P10"/>
      <text:p text:style-name="P12"><text:span text:style-name="T8">Erhebungszeitraum:</text:span></text:p>
      <text:p text:style-name="P12"><text:span text:style-name="T8"><text:s text:c="2"/></text:span>1. Welle: Januar 2006 bis Mai 2007</text:p>
      <text:p text:style-name="P1"><text:span text:style-name="T3"><text:s text:c="3"/>2. Welle: Dezember 2010 bis September 2011</text:span> </text:p>
      <text:p text:style-name="P10">Inhalt: (Textblock mit maxumal 10 Zeilen wird noch geliefert)</text:p>
      <text:p text:style-name="P4"/>
      <text:p text:style-name="P4"/>
      <text:p text:style-name="P13">(<text:span text:style-name="T1">Erhebungen</text:span> fällt weg)</text:p>
      <text:p text:style-name="P4"/>
      <text:p text:style-name="P4"/>
      <text:p text:style-name="P14">Datensätze</text:p>
      <text:p text:style-name="P15">Tabelle, Überschriften: Name, Anzahl Variablen, Anzahl Fälle, Format, Zugangsweg</text:p>
      <text:p text:style-name="P16">(bitte Infos aus Tabellen unten <text:span text:style-name="T17">und </text:span>kopieren:)</text:p>
      <text:p text:style-name="P15"/>
      <text:p text:style-name="P2">Tabelle 4: Bereitgestellte Datensätze der Absolventenbefragung 2005 nach Zugangsart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6">Zugangs<text:span text:style-name="T10">weg</text:span></text:p>
          </table:table-cell>
          <table:table-cell table:style-name="Tabelle1.A1" office:value-type="string">
            <text:p text:style-name="P27">Format</text:p>
          </table:table-cell>
          <table:table-cell table:style-name="Tabelle1.A1" office:value-type="string">
            <text:p text:style-name="P26">Name</text:p>
          </table:table-cell>
        </table:table-row>
        <table:table-row>
          <table:table-cell table:style-name="Tabelle1.A2" table:number-rows-spanned="2" office:value-type="string">
            <text:p text:style-name="P26">Download-CUF</text:p>
          </table:table-cell>
          <table:table-cell table:style-name="Tabelle1.B2" office:value-type="string">
            <text:p text:style-name="P25">Personendaten</text:p>
          </table:table-cell>
          <table:table-cell table:style-name="Tabelle1.B2" office:value-type="string">
            <text:p text:style-name="P25">gra2005-01_W1+2_c-1-0-0</text:p>
          </table:table-cell>
        </table:table-row>
        <table:table-row>
          <table:covered-table-cell/>
          <table:table-cell table:style-name="Tabelle1.B2" office:value-type="string">
            <text:p text:style-name="P25">Episodendaten</text:p>
          </table:table-cell>
          <table:table-cell table:style-name="Tabelle1.B2" office:value-type="string">
            <text:p text:style-name="P25">gra2005-02_W1+2_c-1-0-0</text:p>
          </table:table-cell>
        </table:table-row>
        <table:table-row>
          <table:table-cell table:style-name="Tabelle1.A2" table:number-rows-spanned="2" office:value-type="string">
            <text:p text:style-name="P26">Download-SUF</text:p>
          </table:table-cell>
          <table:table-cell table:style-name="Tabelle1.B2" office:value-type="string">
            <text:p text:style-name="P25">Personendaten</text:p>
          </table:table-cell>
          <table:table-cell table:style-name="Tabelle1.B2" office:value-type="string">
            <text:p text:style-name="P25">gra2005-01_W1+2_d-1-0-0</text:p>
          </table:table-cell>
        </table:table-row>
        <table:table-row>
          <table:covered-table-cell/>
          <table:table-cell table:style-name="Tabelle1.B2" office:value-type="string">
            <text:p text:style-name="P25">Episodendaten</text:p>
          </table:table-cell>
          <table:table-cell table:style-name="Tabelle1.B2" office:value-type="string">
            <text:p text:style-name="P25">gra2005-02_W1+2_d-1-0-0</text:p>
          </table:table-cell>
        </table:table-row>
        <text:soft-page-break/>
        <table:table-row>
          <table:table-cell table:style-name="Tabelle1.A2" table:number-rows-spanned="2" office:value-type="string">
            <text:p text:style-name="P26">Remote Access</text:p>
          </table:table-cell>
          <table:table-cell table:style-name="Tabelle1.B2" office:value-type="string">
            <text:p text:style-name="P25">Personendaten</text:p>
          </table:table-cell>
          <table:table-cell table:style-name="Tabelle1.B2" office:value-type="string">
            <text:p text:style-name="P25">gra2005-01_W1+2_r-1-0-0</text:p>
          </table:table-cell>
        </table:table-row>
        <table:table-row>
          <table:covered-table-cell/>
          <table:table-cell table:style-name="Tabelle1.B2" office:value-type="string">
            <text:p text:style-name="P25">Episodendaten</text:p>
          </table:table-cell>
          <table:table-cell table:style-name="Tabelle1.B2" office:value-type="string">
            <text:p text:style-name="P25">gra2005-02_W1+2_r-1-0-0</text:p>
          </table:table-cell>
        </table:table-row>
        <table:table-row>
          <table:table-cell table:style-name="Tabelle1.A8" table:number-rows-spanned="2" office:value-type="string">
            <text:p text:style-name="P26">On-Site</text:p>
          </table:table-cell>
          <table:table-cell table:style-name="Tabelle1.B2" office:value-type="string">
            <text:p text:style-name="P25">Personendaten</text:p>
          </table:table-cell>
          <table:table-cell table:style-name="Tabelle1.B2" office:value-type="string">
            <text:p text:style-name="P25">gra2005-01_W1+2_o-1-0-0</text:p>
          </table:table-cell>
        </table:table-row>
        <table:table-row>
          <table:covered-table-cell/>
          <table:table-cell table:style-name="Tabelle1.B9" office:value-type="string">
            <text:p text:style-name="P25">Episodendaten</text:p>
          </table:table-cell>
          <table:table-cell table:style-name="Tabelle1.B9" office:value-type="string">
            <text:p text:style-name="P25">gra2005-02_W1+2_o-1-0-0</text:p>
          </table:table-cell>
        </table:table-row>
      </table:table>
      <text:p text:style-name="P15"/>
      <text:p text:style-name="P15"/>
      <text:p text:style-name="P15"/>
      <text:p text:style-name="P17">In jede Zelle Anzahl Fälle</text:p>
      <text:p text:style-name="P28">11.789 <text:s/>(1. Welle), 6.459 <text:s/>(2. Welle)</text:p>
      <text:p text:style-name="P15"/>
      <text:p text:style-name="P17">In Jede Zelle Anzahl Variablen: 1.223</text:p>
      <text:p text:style-name="P6"/>
      <text:p text:style-name="P5"/>
      <text:p text:style-name="P14">Zitation</text:p>
      <text:p text:style-name="P5"/>
      <text:p text:style-name="P11">DOI: <text:span text:style-name="T5">doi:</text:span><text:span text:style-name="T13">12.3456/fdz.DZHW:gds2005:1.0.0 </text:span></text:p>
      <text:p text:style-name="P5"/>
      <text:p text:style-name="P18">Deutschsprachige Publikationen</text:p>
      <text:p text:style-name="P5"><text:span text:style-name="T4">Diese Arbeit nutzt die Daten der Absolventenbefragung 2005. Die Daten wurden vom Forschungsdatenzentrum des Deutschen Zentrums für Hochschul- und Wissenschaftsforschung (fdz.DZHW) unter der doi:</text:span><text:span text:style-name="T12">12.3456/fdz.DZHW:gds2005:1.0.0 </text:span><text:span text:style-name="T4">veröffentlicht.</text:span> </text:p>
      <text:p text:style-name="P5"/>
      <text:p text:style-name="P18">Englichscprachige Publikationen</text:p>
      <text:p text:style-name="P3">This scientific work uses data of the graduate panel 2005, conducted by the German Center for Higher Education Research and Science Studies (Deutsches Zentrum für Hochschul- und Wissenschaftsforschung; DZHW). The data were published by the research data center of the DZHW, doi: <text:span text:style-name="T11">12.3456/fdz.DZHW:gds2005:1.0.0.</text:span></text:p>
      <text:p text:style-name="P7"/>
      <text:p text:style-name="P5"/>
      <text:p text:style-name="P5"><text:span text:style-name="T6">Dokumentationsmaterialien</text:span> <text:span text:style-name="T14">(</text:span><text:span text:style-name="T2">Dokumente</text:span><text:span text:style-name="T14">)</text:span></text:p>
      <text:p text:style-name="P19">jeweils Links auf PDF-Dokumente</text:p>
      <text:p text:style-name="P5"/>
      <text:p text:style-name="P19"><text:span text:style-name="T15">Daten- und Methodenbericht</text:span></text:p>
      <text:p text:style-name="P21">Variablenreport</text:p>
      <text:p text:style-name="P19"/>
      <text:p text:style-name="P19">Welle <text:span text:style-name="T16">1</text:span>:</text:p>
      <text:p text:style-name="P21">Fragebogen</text:p>
      <text:p text:style-name="P21">Variablenfragebogen</text:p>
      <text:p text:style-name="P21">Filterführung</text:p>
      <text:p text:style-name="P23">Pretestfragebogen</text:p>
      <text:p text:style-name="P21">Fragenkatalog Pretest</text:p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Welle <text:span text:style-name="T16">2</text:span>:</text:p>
      <text:p text:style-name="P22">Fragebogen</text:p>
      <text:p text:style-name="P22">Variablenfragebogen</text:p>
      <text:p text:style-name="P22">Filterführung</text:p>
      <text:p text:style-name="P23">Pretestfragebogen</text:p>
      <text:p text:style-name="P22">Fragenkatalog Pretest</text:p>
      <text:p text:style-name="P20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Tahoma1" svg:font-family="Tahoma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de" fo:country="DE" style:font-name-asian="Calibri2" style:font-family-asian="Calibri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haltsverzeichnis" style:family="paragraph" style:parent-style-name="Standard" style:default-outline-level="">
      <style:paragraph-properties fo:margin-left="0cm" fo:margin-right="0cm" fo:line-height="120%" fo:text-align="justify" style:justify-single-word="false" fo:keep-together="always" fo:orphans="2" fo:widows="2" fo:text-indent="0cm" style:auto-text-indent="false" style:vertical-align="auto">
        <style:tab-stops>
          <style:tab-stop style:position="1cm"/>
          <style:tab-stop style:position="14.002cm" style:type="right" style:leader-style="dotted" style:leader-text="."/>
        </style:tab-stops>
      </style:paragraph-properties>
      <style:text-properties style:font-name="Calibri1" fo:font-family="Calibri" style:font-family-generic="roman" style:font-pitch="variable" fo:font-size="10pt" fo:language="de" fo:country="DE" style:font-size-asian="10pt" style:language-asian="de" style:country-asian="DE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haltsverzeichnis_20_Zchn_20_Zchn" style:display-name="Inhaltsverzeichnis Zchn Zchn" style:family="text">
      <style:text-properties style:font-name="Calibri1" fo:font-family="Calibri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27S</meta:editing-duration>
    <meta:editing-cycles>14</meta:editing-cycles>
    <meta:generator>LibreOffice/5.0.5.2$Windows_x86 LibreOffice_project/55b006a02d247b5f7215fc6ea0fde844b30035b3</meta:generator>
    <dc:date>2016-05-18T11:12:14.392000000</dc:date>
    <meta:document-statistic meta:table-count="1" meta:image-count="0" meta:object-count="0" meta:page-count="3" meta:paragraph-count="71" meta:word-count="283" meta:character-count="2702" meta:non-whitespace-character-count="2477"/>
    <meta:user-defined meta:name="Info 1"/>
    <meta:user-defined meta:name="Info 2"/>
    <meta:user-defined meta:name="Info 3"/>
    <meta:user-defined meta:name="Info 4"/>
  </office:meta>
</office:document-meta>
</file>